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FMono-Regular" svg:font-family="SFMono-Regular, Menlo, Consolas, 'PT Mono', 'Liberation Mono', Courier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Arial" fo:font-size="11pt" officeooo:rsid="0013bf3a" officeooo:paragraph-rsid="0013bf3a" style:font-size-asian="11pt" style:font-size-complex="11pt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5445c"/>
    </style:style>
    <style:style style:name="P3" style:family="paragraph" style:parent-style-name="Standard">
      <style:text-properties style:font-name="Arial" fo:font-size="11pt" officeooo:rsid="0013bf3a" officeooo:paragraph-rsid="0013bf3a" style:font-size-asian="11pt" style:font-size-complex="11pt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text-properties officeooo:paragraph-rsid="001d1d1e"/>
    </style:style>
    <style:style style:name="P6" style:family="paragraph" style:parent-style-name="Preformatted_20_Text" style:list-style-name="L1">
      <style:text-properties style:font-name="Arial" fo:font-size="11pt" style:font-size-asian="11pt" style:font-size-complex="11pt"/>
    </style:style>
    <style:style style:name="P7" style:family="paragraph" style:parent-style-name="Preformatted_20_Text" style:list-style-name="L1">
      <style:paragraph-properties fo:margin-top="0cm" fo:margin-bottom="0.499cm" loext:contextual-spacing="false"/>
    </style:style>
    <style:style style:name="P8" style:family="paragraph" style:parent-style-name="Preformatted_20_Text" style:list-style-name="L1">
      <style:paragraph-properties fo:margin-top="0cm" fo:margin-bottom="0.499cm" loext:contextual-spacing="false"/>
      <style:text-properties officeooo:paragraph-rsid="0015445c"/>
    </style:style>
    <style:style style:name="P9" style:family="paragraph" style:parent-style-name="Preformatted_20_Text" style:list-style-name="L1">
      <style:paragraph-properties fo:margin-top="0cm" fo:margin-bottom="0.499cm" loext:contextual-spacing="false"/>
      <style:text-properties officeooo:paragraph-rsid="0021fe97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20ddb1"/>
    </style:style>
    <style:style style:name="P12" style:family="paragraph" style:parent-style-name="Text_20_body" style:list-style-name="L1">
      <style:text-properties style:font-name="Arial" fo:font-size="11pt" style:font-size-asian="11pt" style:font-size-complex="11pt"/>
    </style:style>
    <style:style style:name="P13" style:family="paragraph" style:parent-style-name="Text_20_body" style:list-style-name="L1">
      <style:text-properties style:font-name="Arial" fo:font-size="11pt" officeooo:paragraph-rsid="0020ddb1" style:font-size-asian="11pt" style:font-size-complex="11pt"/>
    </style:style>
    <style:style style:name="T1" style:family="text">
      <style:text-properties fo:language="en" fo:country="US" officeooo:rsid="0015445c"/>
    </style:style>
    <style:style style:name="T2" style:family="text">
      <style:text-properties fo:language="ru" fo:country="RU" officeooo:rsid="0020ddb1"/>
    </style:style>
    <style:style style:name="T3" style:family="text">
      <style:text-properties fo:color="#127622" fo:language="en" fo:country="US" fo:font-style="italic" fo:font-weight="bold" officeooo:rsid="0015445c" fo:background-color="transparent" loext:char-shading-value="0" style:font-style-asian="italic" style:font-weight-asian="bold" style:font-style-complex="italic" style:font-weight-complex="bold"/>
    </style:style>
    <style:style style:name="T4" style:family="text">
      <style:text-properties fo:color="#127622" fo:language="en" fo:country="US" fo:font-style="italic" fo:font-weight="bold" officeooo:rsid="001f02d5" style:font-style-asian="italic" style:font-weight-asian="bold" style:font-style-complex="italic" style:font-weight-complex="bold"/>
    </style:style>
    <style:style style:name="T5" style:family="text">
      <style:text-properties fo:color="#127622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127622" fo:font-style="italic" fo:font-weight="bold" officeooo:rsid="001f02d5" style:font-style-asian="italic" style:font-weight-asian="bold" style:font-style-complex="italic" style:font-weight-complex="bold"/>
    </style:style>
    <style:style style:name="T7" style:family="text">
      <style:text-properties fo:color="#127622" fo:font-style="italic" fo:font-weight="bold" style:font-style-asian="italic" style:font-weight-asian="bold" style:font-style-complex="italic" style:font-weight-complex="bold" loext:padding="0cm" loext:border="none"/>
    </style:style>
    <style:style style:name="T8" style:family="text">
      <style:text-properties fo:color="#127622" fo:language="ru" fo:country="RU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127622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color="#127622" style:font-name="Arial" fo:font-size="11pt" fo:font-style="italic" fo:font-weight="bold" officeooo:rsid="0020ddb1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color="#127622" style:font-name="Arial" fo:font-size="11pt" fo:font-style="italic" fo:font-weight="bold" officeooo:rsid="0015445c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color="#127622" style:font-name="Arial" fo:font-size="11pt" fo:font-style="italic" fo:font-weight="bold" officeooo:rsid="0021fe97" style:font-name-asian="NSimSun1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13" style:family="text">
      <style:text-properties fo:color="#127622" style:font-name="Arial" fo:font-size="11pt" fo:language="en" fo:country="US" fo:font-style="italic" fo:font-weight="bold" officeooo:rsid="0020ddb1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color="#127622" style:font-name="Arial" fo:font-size="11pt" fo:language="en" fo:country="US" fo:font-style="italic" fo:font-weight="bold" officeooo:rsid="0015445c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color="#127622" style:font-name="Arial" fo:font-size="11pt" fo:language="en" fo:country="US" fo:font-style="italic" fo:font-weight="bold" officeooo:rsid="00183d05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color="#127622" style:font-name="Arial" fo:font-size="11pt" fo:language="en" fo:country="US" fo:font-style="italic" fo:font-weight="bold" officeooo:rsid="001b1f74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color="#127622" style:font-name="Arial" fo:font-size="11pt" fo:language="en" fo:country="US" fo:font-style="italic" fo:font-weight="bold" officeooo:rsid="001f02d5" style:font-name-asian="NSimSun1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18" style:family="text">
      <style:text-properties fo:color="#127622" style:font-name="Arial" fo:font-size="11pt" fo:language="en" fo:country="US" fo:font-style="italic" fo:font-weight="bold" officeooo:rsid="0015445c" style:font-name-asian="NSimSun1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19" style:family="text">
      <style:text-properties fo:color="#127622" style:font-name="Arial" fo:font-size="11pt" fo:language="ru" fo:country="RU" fo:font-style="italic" fo:font-weight="bold" officeooo:rsid="0020ddb1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fo:color="#127622" style:font-name="Arial" fo:font-size="11pt" fo:language="ru" fo:country="RU" fo:font-style="italic" fo:font-weight="bold" officeooo:rsid="00219536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fo:color="#127622" style:font-name="Arial" fo:font-size="11pt" fo:language="ru" fo:country="RU" fo:font-style="italic" fo:font-weight="bold" officeooo:rsid="0015445c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fo:color="#127622" style:font-name="Arial" fo:font-size="11pt" fo:language="ru" fo:country="RU" fo:font-style="italic" fo:font-weight="bold" officeooo:rsid="0015445c" style:font-name-asian="NSimSun1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23" style:family="text">
      <style:text-properties fo:color="#127622" style:font-name="Arial" fo:font-size="11pt" fo:language="ru" fo:country="RU" fo:font-style="italic" fo:font-weight="bold" officeooo:rsid="00219536" style:font-name-asian="NSimSun1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6" style:family="text">
      <style:text-properties style:font-name="Arial" fo:font-size="11pt" fo:font-style="italic" fo:font-weight="bold" officeooo:rsid="0021fe97" style:font-size-asian="11pt" style:font-style-asian="italic" style:font-weight-asian="bold" style:font-size-complex="11pt" style:font-style-complex="italic" style:font-weight-complex="bold"/>
    </style:style>
    <style:style style:name="T27" style:family="text">
      <style:text-properties style:font-name="Arial" fo:font-size="11pt" fo:language="ru" fo:country="RU" fo:font-style="italic" fo:font-weight="bold" officeooo:rsid="0020ddb1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style:font-name="Arial" fo:font-size="11pt" fo:language="en" fo:country="US" officeooo:rsid="001beb0d" style:font-size-asian="11pt" style:font-size-complex="11pt"/>
    </style:style>
    <style:style style:name="T29" style:family="text">
      <style:text-properties officeooo:rsid="0021fe9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2">В</text:span>опросы 💎</text:h>
      <text:list xml:id="list3181855301" text:style-name="L1">
        <text:list-item>
          <text:p text:style-name="P12">Какие бывают варианты объявления переменных?<text:line-break/><text:span text:style-name="T3">let<text:line-break/>var<text:line-break/>const</text:span><text:span text:style-name="T1"><text:line-break/></text:span></text:p>
        </text:list-item>
        <text:list-item>
          <text:p text:style-name="P12">Что выведет этот скрипт?</text:p>
          <text:p text:style-name="P13">let name = "Ilya";<text:line-break/><text:line-break/>alert(`Hello, ${1}`); <text:span text:style-name="T5">//</text:span><text:span text:style-name="T4">Hello, 1</text:span><text:line-break/>alert(`Hello, ${"name"}`); <text:span text:style-name="T5">//</text:span><text:span text:style-name="T4">Hello, name</text:span><text:line-break/>alert(`Hello, ${name}`); <text:span text:style-name="T5">//</text:span><text:span text:style-name="T4">Hello, Ilya</text:span><text:line-break/></text:p>
        </text:list-item>
        <text:list-item>
          <text:p text:style-name="P11"><text:span text:style-name="T24">Какое значение будет в </text:span><text:span text:style-name="Emphasis"><text:span text:style-name="T24">z</text:span></text:span><text:span text:style-name="T24">?</text:span></text:p>
          <text:p text:style-name="P4"><text:span text:style-name="Source_20_Text"><text:span text:style-name="T24">var x = 5; <text:s text:c="8"/></text:span></text:span></text:p>
          <text:p text:style-name="P4"><text:span text:style-name="Source_20_Text"><text:span text:style-name="T24">var y = 2; <text:s text:c="7"/></text:span></text:span></text:p>
          <text:p text:style-name="P4"><text:span text:style-name="Source_20_Text"><text:span text:style-name="T24">var z = x + y;</text:span></text:span></text:p>
          <text:p text:style-name="P9"><text:span text:style-name="Source_20_Text"><text:span text:style-name="T24">alert(z);<text:line-break/></text:span></text:span><text:span text:style-name="Source_20_Text"><text:span text:style-name="T25"><text:line-break/></text:span></text:span><text:span text:style-name="Source_20_Text"><text:span text:style-name="T12">В</text:span></text:span><text:span text:style-name="Source_20_Text"><text:span text:style-name="T10"> </text:span></text:span><text:span text:style-name="Source_20_Text"><text:span text:style-name="T13">z </text:span></text:span><text:span text:style-name="Source_20_Text"><text:span text:style-name="T19">будет значение</text:span></text:span><text:span text:style-name="Source_20_Text"><text:span text:style-name="T27"> </text:span></text:span><text:span text:style-name="Source_20_Text"><text:span text:style-name="T14">7</text:span></text:span></text:p>
        </text:list-item>
        <text:list-item>
          <text:p text:style-name="P12">Какими тремя способами можно подключить JavaScript код?<text:line-break/><text:line-break/><text:span text:style-name="T6">1)</text:span><text:span text:style-name="T5">Писать JavaScript код прямо в странице внутри тега </text:span><text:span text:style-name="T7">&lt;script&gt;</text:span><text:span text:style-name="T5"> либо внутри <text:s/></text:span><text:span text:style-name="T7">&lt;head&gt;</text:span><text:span text:style-name="T5">, либо</text:span><text:span text:style-name="T8"> </text:span><text:span text:style-name="T4">перед</text:span><text:span text:style-name="T8"> </text:span><text:span text:style-name="T7">&lt;/body&gt;</text:span><text:span text:style-name="T5">: <text:line-break/><text:line-break/></text:span><text:span text:style-name="T6">2)</text:span><text:span text:style-name="T5">Подключить через внешний файл: </text:span><text:span text:style-name="T4">&lt;script src=’путь к файлу’&gt;&lt;/script&gt;</text:span><text:span text:style-name="T5"><text:line-break/><text:line-break/></text:span><text:span text:style-name="T6">3)</text:span><text:span text:style-name="T5">Использовать внутри тега вместе с событием, по наступлению которого код должен выполниться</text:span><text:span text:style-name="T6">,</text:span><text:span text:style-name="T8"> </text:span><text:span text:style-name="T4">например</text:span><text:span text:style-name="T8"> </text:span><text:span text:style-name="T7">onClick</text:span><text:span text:style-name="T5"> - нажатие на кнопку<text:line-break/></text:span></text:p>
        </text:list-item>
        <text:list-item>
          <text:p text:style-name="P10"><text:span text:style-name="T24">Есть ли какая-то разница между записями </text:span><text:span text:style-name="Source_20_Text"><text:span text:style-name="T24">typeof str</text:span></text:span><text:span text:style-name="T24"> и </text:span><text:span text:style-name="Source_20_Text"><text:span text:style-name="T24">typeof(str)</text:span></text:span><text:span text:style-name="T24">?<text:line-break/><text:line-break/></text:span><text:span text:style-name="T15">Разницы нет<text:line-break/></text:span></text:p>
        </text:list-item>
        <text:list-item>
          <text:p text:style-name="P12">Что вернет код?</text:p>
          <text:p text:style-name="P4"><text:span text:style-name="Source_20_Text"><text:span text:style-name="T24">function showX(x)</text:span></text:span></text:p>
          <text:p text:style-name="P4"><text:span text:style-name="Source_20_Text"><text:span text:style-name="T24">{ </text:span></text:span></text:p>
          <text:p text:style-name="P4"><text:span text:style-name="Source_20_Text"><text:span text:style-name="T24"><text:s text:c="8"/>return </text:span></text:span></text:p>
          <text:p text:style-name="P4"><text:span text:style-name="Source_20_Text"><text:span text:style-name="T24"><text:s text:c="8"/>x;</text:span></text:span></text:p>
          <text:p text:style-name="P4"><text:span text:style-name="Source_20_Text"><text:span text:style-name="T24">}</text:span></text:span></text:p>
          <text:p text:style-name="P7"><text:span text:style-name="Source_20_Text"><text:span text:style-name="T24">alert(showX(28));<text:line-break/><text:line-break/></text:span></text:span><text:span text:style-name="Source_20_Text"><text:span text:style-name="T11">Код</text:span></text:span><text:span text:style-name="Source_20_Text"><text:span text:style-name="T22"> вернет </text:span></text:span><text:span text:style-name="Source_20_Text"><text:span text:style-name="T17">Undefined</text:span></text:span><text:span text:style-name="Source_20_Text"><text:span text:style-name="T22">, так как после </text:span></text:span><text:span text:style-name="Source_20_Text"><text:span text:style-name="T18">return</text:span></text:span><text:span text:style-name="Source_20_Text"><text:span text:style-name="T22"> </text:span></text:span><text:span text:style-name="Source_20_Text"><text:span text:style-name="T17">стоит</text:span></text:span><text:span text:style-name="Source_20_Text"><text:span text:style-name="T18"> enter<text:line-break/></text:span></text:span></text:p>
        </text:list-item>
        <text:list-item>
          <text:p text:style-name="P12">Какой результат будет у выражений ниже?</text:p>
          <text:p text:style-name="P4"><text:soft-page-break/><text:span text:style-name="Source_20_Text"><text:span text:style-name="T24">"" + 1 + 0 </text:span></text:span><text:span text:style-name="Source_20_Text"><text:span text:style-name="T16">= 10</text:span></text:span></text:p>
          <text:p text:style-name="P4"><text:span text:style-name="Source_20_Text"><text:span text:style-name="T24">"" - 1 + 0 </text:span></text:span><text:span text:style-name="Source_20_Text"><text:span text:style-name="T16">= -1</text:span></text:span></text:p>
          <text:p text:style-name="P4"><text:span text:style-name="Source_20_Text"><text:span text:style-name="T24">true + false </text:span></text:span><text:span text:style-name="Source_20_Text"><text:span text:style-name="T16">= 1</text:span></text:span></text:p>
          <text:p text:style-name="P4"><text:span text:style-name="Source_20_Text"><text:span text:style-name="T24">6 / "3" </text:span></text:span><text:span text:style-name="Source_20_Text"><text:span text:style-name="T16">= 2</text:span></text:span></text:p>
          <text:p text:style-name="P4"><text:span text:style-name="Source_20_Text"><text:span text:style-name="T24">"2" * "3" </text:span></text:span><text:span text:style-name="Source_20_Text"><text:span text:style-name="T16">= 6</text:span></text:span></text:p>
          <text:p text:style-name="P4"><text:span text:style-name="Source_20_Text"><text:span text:style-name="T24">4 + 5 + "px"</text:span></text:span><text:span text:style-name="Source_20_Text"><text:span text:style-name="T16"> = 9px</text:span></text:span></text:p>
          <text:p text:style-name="P4"><text:span text:style-name="Source_20_Text"><text:span text:style-name="T24">"$" + 4 + 5 </text:span></text:span><text:span text:style-name="Source_20_Text"><text:span text:style-name="T16">= $45</text:span></text:span></text:p>
          <text:p text:style-name="P4"><text:span text:style-name="Source_20_Text"><text:span text:style-name="T24">"4" — 2 </text:span></text:span><text:span text:style-name="Source_20_Text"><text:span text:style-name="T16">= 2</text:span></text:span></text:p>
          <text:p text:style-name="P4"><text:span text:style-name="Source_20_Text"><text:span text:style-name="T24">"4px" — 2 </text:span></text:span><text:span text:style-name="Source_20_Text"><text:span text:style-name="T16">= NaN</text:span></text:span></text:p>
          <text:p text:style-name="P4"><text:span text:style-name="Source_20_Text"><text:span text:style-name="T24">7 / 0 </text:span></text:span><text:span text:style-name="Source_20_Text"><text:span text:style-name="T16">= Infinity</text:span></text:span></text:p>
          <text:p text:style-name="P5"><text:span text:style-name="Source_20_Text"><text:span text:style-name="T24">" <text:s/>-9 <text:s/>" + 5 </text:span></text:span><text:span text:style-name="Source_20_Text"><text:span text:style-name="T16">= <text:s/>-9 5</text:span></text:span></text:p>
          <text:p text:style-name="P4"><text:span text:style-name="Source_20_Text"><text:span text:style-name="T24">" <text:s/>-9 <text:s/>" - 5 </text:span></text:span><text:span text:style-name="Source_20_Text"><text:span text:style-name="T16">= -</text:span></text:span><text:span text:style-name="Source_20_Text"><text:span text:style-name="T23">14</text:span></text:span></text:p>
          <text:p text:style-name="P4"><text:span text:style-name="Source_20_Text"><text:span text:style-name="T24">null + 1 </text:span></text:span><text:span text:style-name="Source_20_Text"><text:span text:style-name="T16">= 1</text:span></text:span></text:p>
          <text:p text:style-name="P4"><text:span text:style-name="Source_20_Text"><text:span text:style-name="T24">undefined + 1 </text:span></text:span><text:span text:style-name="Source_20_Text"><text:span text:style-name="T16">= NaN</text:span></text:span></text:p>
          <text:p text:style-name="P7"><text:span text:style-name="Source_20_Text"><text:span text:style-name="T24">" \t \n" - 2 <text:s/></text:span></text:span><text:span text:style-name="Source_20_Text"><text:span text:style-name="T16">= -</text:span></text:span><text:span text:style-name="Source_20_Text"><text:span text:style-name="T20">2</text:span></text:span><text:span text:style-name="Source_20_Text"><text:span text:style-name="T28"><text:line-break/></text:span></text:span></text:p>
        </text:list-item>
        <text:list-item>
          <text:p text:style-name="P10"><text:span text:style-name="T24">Ниже приведён код, который запрашивает у пользователя два числа и показывает их сумму. Он работает неправильно. Код в примере выводит </text:span><text:span text:style-name="Source_20_Text"><text:span text:style-name="T24">12</text:span></text:span><text:span text:style-name="T24"> (для значения полей по умолчанию). В чём ошибка? Исправьте её. Результат должен быть </text:span><text:span text:style-name="Source_20_Text"><text:span text:style-name="T24">3</text:span></text:span><text:span text:style-name="T24">.</text:span></text:p>
          <text:p text:style-name="P4"><text:span text:style-name="Source_20_Text"><text:span text:style-name="T24">let a = prompt("Первое число?", 1);</text:span></text:span></text:p>
          <text:p text:style-name="P4"><text:span text:style-name="Source_20_Text"><text:span text:style-name="T24">let b = prompt("Второе число?", 2);</text:span></text:span></text:p>
          <text:p text:style-name="P6"/>
          <text:p text:style-name="P8"><text:span text:style-name="Source_20_Text"><text:span text:style-name="T9">alert(Number(a) + Number(b));<text:line-break/> <text:s text:c="7"/></text:span></text:span><text:span text:style-name="Source_20_Text"><text:span text:style-name="T11">или <text:line-break/></text:span></text:span><text:span text:style-name="Source_20_Text"><text:span text:style-name="T9">alert(+a + +b);</text:span></text:span><text:span text:style-name="Source_20_Text"><text:span text:style-name="T24"><text:line-break/></text:span></text:span></text:p>
        </text:list-item>
        <text:list-item>
          <text:p text:style-name="P12">Что будет в x?</text:p>
          <text:p text:style-name="P4"><text:span text:style-name="Source_20_Text"><text:span text:style-name="T24">x = 5; </text:span></text:span></text:p>
          <text:p text:style-name="P4"><text:span text:style-name="Source_20_Text"><text:span text:style-name="T24">x++;</text:span></text:span></text:p>
          <text:p text:style-name="P4"><text:span text:style-name="Source_20_Text"><text:span text:style-name="T24">x -= 2;</text:span></text:span></text:p>
          <text:p text:style-name="P7"><text:span text:style-name="Source_20_Text"><text:span text:style-name="T24">alert(x);<text:line-break/><text:line-break/></text:span></text:span><text:span text:style-name="Source_20_Text"><text:span text:style-name="T11">В </text:span></text:span><text:span text:style-name="Source_20_Text"><text:span text:style-name="T14">x </text:span></text:span><text:span text:style-name="Source_20_Text"><text:span text:style-name="T21">будет 4</text:span></text:span></text:p>
        </text:list-item>
        <text:list-item>
          <text:p text:style-name="P12">Что выведет этот код?</text:p>
          <text:p text:style-name="P4"><text:span text:style-name="Source_20_Text"><text:span text:style-name="T24">function sum(x, y=0) {</text:span></text:span></text:p>
          <text:p text:style-name="P4"><text:span text:style-name="Source_20_Text"><text:span text:style-name="T24"><text:s text:c="2"/>return x+y;</text:span></text:span></text:p>
          <text:p text:style-name="P4"><text:span text:style-name="Source_20_Text"><text:span text:style-name="T24">} </text:span></text:span></text:p>
          <text:p text:style-name="P8"><text:span text:style-name="Source_20_Text"><text:span text:style-name="T24">alert(sum(5));<text:line-break/><text:line-break/></text:span></text:span><text:span text:style-name="Source_20_Text"><text:span text:style-name="T11">Код выведет 5</text:span></text:span></text:p>
        </text:list-item>
      </text:list>
      <text:p text:style-name="P2"><text:span text:style-name="Source_20_Text"><text:span text:style-name="T24"/>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FMono-Regular" svg:font-family="SFMono-Regular, Menlo, Consolas, 'PT Mono', 'Liberation Mono', Courier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5T17:41:26.805000000</meta:creation-date>
    <dc:date>2021-09-05T21:16:43.634000000</dc:date>
    <meta:editing-duration>PT1H3M</meta:editing-duration>
    <meta:editing-cycles>10</meta:editing-cycles>
    <meta:generator>LibreOffice/6.4.1.2$Windows_x86 LibreOffice_project/4d224e95b98b138af42a64d84056446d09082932</meta:generator>
    <meta:document-statistic meta:table-count="0" meta:image-count="0" meta:object-count="0" meta:page-count="2" meta:paragraph-count="48" meta:word-count="323" meta:character-count="1698" meta:non-whitespace-character-count="1359"/>
  </office:meta>
</office:document-meta>
</file>